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cm" fo:margin-bottom="0cm"/>
      <style:text-properties fo:color="#000000"/>
    </style:style>
    <style:style style:name="P2" style:family="paragraph" style:parent-style-name="Text_20_body">
      <style:paragraph-properties fo:margin-top="0cm" fo:margin-bottom="0cm"/>
      <style:text-properties fo:color="#000000" style:font-name="Verdana"/>
    </style:style>
    <style:style style:name="P3" style:family="paragraph" style:parent-style-name="Text_20_body">
      <style:paragraph-properties fo:margin-top="0cm" fo:margin-bottom="0cm"/>
      <style:text-properties fo:color="#000000" style:font-name="Verdana" fo:font-weight="normal" style:font-weight-asian="normal" style:font-weight-complex="normal"/>
    </style:style>
    <style:style style:name="P4" style:family="paragraph" style:parent-style-name="Standard">
      <style:paragraph-properties fo:margin-top="0cm" fo:margin-bottom="0cm"/>
      <style:text-properties fo:color="#000000" style:font-name="Verdana" fo:font-weight="normal" style:font-weight-asian="normal" style:font-weight-complex="normal"/>
    </style:style>
    <style:style style:name="P5" style:family="paragraph" style:parent-style-name="Standard">
      <style:paragraph-properties fo:margin-top="0cm" fo:margin-bottom="0cm"/>
      <style:text-properties fo:font-weight="normal" style:font-weight-asian="normal" style:font-weight-complex="normal"/>
    </style:style>
    <style:style style:name="T1" style:family="text">
      <style:text-properties fo:font-weight="bold"/>
    </style:style>
    <style:style style:name="T2" style:family="text">
      <style:text-properties fo:font-weight="normal"/>
    </style:style>
    <style:style style:name="T3" style:family="text">
      <style:text-properties style:font-weight-asian="normal"/>
    </style:style>
    <style:style style:name="T4" style:family="text">
      <style:text-properties style:font-weight-complex="normal"/>
    </style:style>
    <style:style style:name="T5" style:family="text">
      <style:text-properties style:font-name="Verdana"/>
    </style:style>
    <style:style style:name="T6" style:family="text">
      <style:text-properties style:font-name="Verdana" style:text-underline-style="none"/>
    </style:style>
    <style:style style:name="T7" style:family="text">
      <style:text-properties style:font-name="Verdana" style:text-underline-style="solid" style:text-underline-width="auto" style:text-underline-color="font-color"/>
    </style:style>
    <style:style style:name="T8" style:family="text">
      <style:text-properties fo:color="#000000" style:font-name="Verdana"/>
    </style:style>
    <style:style style:name="T9" style:family="text">
      <style:text-properties fo:color="#000000" style:font-name="Verdana" style:text-underline-style="solid" style:text-underline-width="auto" style:text-underline-color="font-color"/>
    </style:style>
    <style:style style:name="T10" style:family="text">
      <style:text-properties fo:color="#000000" style:font-name="Verdana"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 Grande Colisor de Hádrons (Large Hadron Collider - LHC) do CERN, é o maior acelerador de partículas e o de maior energia existente do mundo. Seu principal objetivo é obter dados sobre colisões de feixes de partículas . O laboratório localiza-se em um túnel de 27 km de circunferência, bem como a 175 metros abaixo do nível do solo na fronteira franco-suíça, próximo a Genebra, Suíça.</text:p>
      <text:p text:style-name="P4"/>
      <text:p text:style-name="P4">Um dos principais objetivos do LHC é tentar explicar a origem da massa das partículas elementares e encontrar outras dimensões do espaço, entre outras coisas. Uma dessas experiências envolve a partícula bóson de Higgs. Caso a teoria dos campos de Higgs estiver correta, ela será descoberta pelo LHC. </text:p>
      <text:p text:style-name="P4"/>
      <text:p text:style-name="P4">A Organização Europeia para a Pesquisa Nuclear. A principal função do CERN é fornecer aceleradores de partículas e outras infraestruturas necessárias para a pesquisa de alta energia física. Vários experimentos <text:s/>têm sido construídos no CERN por colaborações internacionais para fazer uso deles. Também é conhecido por ser o local de nascimento da World Wide Web. A sede principal, em Meyrin, tem também um grande centro de informática contendo instalações de processamento de dados muito poderosas principalmente para análise de dados experimentais.</text:p>
      <text:p text:style-name="P4"/>
      <text:p text:style-name="P4">O maior acelerador de partículas do mundo voltou à atividade nesta sexta-feira, após 14 meses parado, informou o Centro Europeu de Investigação Nuclear (CERN). O primeiro teste da máquina foi realizado por algumas horas em setembro de 2008, antes do acelerador apresentar um grave problema e ter que ser desligado. </text:p>
      <text:p text:style-name="P4"/>
      <text:p text:style-name="P2">O acelerador, contudo, teve sucessivos problemas após entrar em serviço, no dia 10 de setembro de 2008. O primeiro incidente ocorreu menos de 48 horas após a ativação do sistema, sendo seguido por um segundo defeito, no dia 19 de setembro, que afetou os ímãs encarregados de guiar as partículas pelo circuito do acelerador.</text:p>
      <text:p text:style-name="P4"/>
      <text:p text:style-name="P4">A partir então, o experimento consistirá em ir aumentando progressivamente a potência da circulação dos prótons, até chegar ao momento mais esperado e temido por alguns: as primeiras colisões de partículas a velocidade próxima a da luz, o que calculam que poderia ocorrer em janeiro. </text:p>
      <text:p text:style-name="P4"/>
      <text:p text:style-name="P4">O disparo, executado nesta segunda-feira (23), aconteceu três dias depois que a "Máquina do Big Bang", ou Grande Colisor de Hádrons (LHC), ser religada depois de ter sido paralisada por um acidente 14 meses atrás, apenas 10 dias depois de ser ligada pela primeira vez. </text:p>
      <text:p text:style-name="P4"/>
      <text:p text:style-name="P4">Os cientistas planejam agora aumentar a intensidade dos feixes de partículas e acelerar os raios mais ainda para que eles possam gerar dados de colisões suficientes até o Natal para criarem experimentos com base neles. </text:p>
      <text:p text:style-name="P4"/>
      <text:p text:style-name="P4">O físico Steve Myers afirmou à Reuters que pode levar até 2011 para que os feixes de prótons atinjam a velocidade máxima no experimento que custou <text:soft-page-break/>quase US$ 10 bilhões e que conta com a participação de cientistas de vários países. </text:p>
      <text:p text:style-name="P4"/>
      <text:p text:style-name="P3">Mas nem todo mundo apoia a experiência. Um grupo contrário ao experimento apresentou nesta sexta-feira uma denúncia ao Conselho de Direitos Humanos sobre o "perigo" que a população está exposta com esse teste. </text:p>
      <text:p text:style-name="P2">Eles alegam que a matéria estará em um estado jamais observado antes --o que pode levar ao surgimento de um buraco negro capaz de aspirar tudo o que estiver ao redor. </text:p>
      <text:p text:style-name="P1"><text:span text:style-name="T5"/></text:p>
      <text:p text:style-name="P1"><text:span text:style-name="T5">Apesar das alegações "catastróficas", físicos teóricos de notável reputação como</text:span><text:span text:style-name="T6"> Stephen Hawking e Lisa Randall afirm</text:span><text:span text:style-name="T6">am</text:span><text:span text:style-name="T5"> que tais teorias são absurdas, e que as experiências foram meticulosamente estudadas e revisadas e estão sob controle</text:span></text:p>
      <text:p text:style-name="P4"/>
      <text:p text:style-name="P5"><text:a xlink:type="simple" xlink:href="http://pt.wikipedia.org/wiki/CERN"><text:span text:style-name="T8">http://pt.wikipedia.org/wiki/CERN</text:span></text:a></text:p>
      <text:p text:style-name="P5"><text:a xlink:type="simple" xlink:href="http://pt.wikipedia.org/wiki/Grande_Colisor_de_Hádrons"><text:span text:style-name="T8">http://pt.wikipedia.org/wiki/Grande_Colisor_de_Hádrons</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s Pereira</meta:initial-creator>
    <meta:creation-date>2010-08-26T18:12:50</meta:creation-date>
    <meta:document-statistic meta:table-count="0" meta:image-count="0" meta:object-count="0" meta:page-count="2" meta:paragraph-count="14" meta:word-count="567" meta:character-count="3575"/>
    <dc:date>2010-08-26T20:17:59</dc:date>
    <dc:creator>Lucas Pereira</dc:creator>
    <meta:editing-duration>PT00H12M40S</meta:editing-duration>
    <meta:editing-cycles>1</meta:editing-cycles>
    <meta:generator>OpenOffice.org/3.2$Linux OpenOffice.org_project/320m12$Build-9483</meta:generator>
  </office:meta>
</office:document-meta>
</file>